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agin Arrocha</text:p>
      <text:p text:style-name="Standard">Lab 29</text:p>
      <text:p text:style-name="Standard"/>
      <text:p text:style-name="Standard">1)</text:p>
      <text:p text:style-name="Standard"><text:tab/>To keep players from accidentally going in a square that is already being used I'm going to remove that animal out of the list after they have played it so they cannot use it again and the number of animals they have will go down one each turn.</text:p>
      <text:p text:style-name="Standard"/>
      <text:p text:style-name="Standard">2)</text:p>
      <text:p text:style-name="Standard"><text:tab/>To determine who has one the game I'm going to use an array with idexs 0-8 for the spaces on the board and I am going to get it to check for each place that that person could have one. For example if player 1's third move just happened and they put it in the 0 index then I would loop through to check spaces 0,1,2 and 0,3,6 and 0,4,8 to have that animal in them since those are the only places that player could have won. Same goes for all the other spaces and for player 2. I will probably use something like the count example we did in class today [which isn't on blackboard :P ] to go through and see if there are three animals of the same sort in that row, column or diagonal. I am a little confused because if I use the indexes as the spots where the animals are , can I use the animals as an object array and use “count” to see how many they are and compare it to a number array for the spots on the board like Tuesday's lesson?</text:p>
      <text:p text:style-name="Standard"/>
      <text:p text:style-name="Standard"/>
      <text:p text:style-name="Standard">Things I've changed for you to look at or questions I have:</text:p>
      <text:list xml:id="list6815246089499256855" text:style-name="L1">
        <text:list-item>
          <text:p text:style-name="P1">the spots on the board</text:p>
        </text:list-item>
        <text:list-item>
          <text:p text:style-name="P1">how do I make it to where it knows that the cats are player 1's and the bunnies are player 2's?</text:p>
        </text:list-item>
        <text:list-item>
          <text:p text:style-name="P1">Do I need a list in world for the circles I added on the board for the condition to say if it is clicked within so many meters of that circle to move to it?</text:p>
        </text:list-item>
        <text:list-item>
          <text:p text:style-name="P1">Do I use a color variable to change the players name and score when its their turn? Do I need lists for this?</text:p>
        </text:list-item>
        <text:list-item>
          <text:p text:style-name="P1">Other comments inside move metho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9T18:16:42.14</meta:creation-date>
    <meta:document-statistic meta:table-count="0" meta:image-count="0" meta:object-count="0" meta:page-count="1" meta:paragraph-count="12" meta:word-count="351" meta:character-count="1684"/>
    <dc:date>2012-11-29T19:59:12.69</dc:date>
    <meta:editing-duration>PT10M14S</meta:editing-duration>
    <meta:editing-cycles>1</meta:editing-cycles>
    <meta:generator>OpenOffice.org/3.4.1$Win32 OpenOffice.org_project/341m1$Build-9593</meta:generator>
  </office:meta>
</office:document-meta>
</file>